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text-properties style:font-name="Times" fo:font-size="12pt" style:font-size-asian="12pt" style:font-size-complex="12pt"/>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5 February 2013</text:p>
      <text:p text:style-name="P2">Burn It Down</text:p>
      <text:p text:style-name="P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4"><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p>
      <text:p text:style-name="P4"><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p>
      <text:p text:style-name="P3"><text:span text:style-name="T1"><text:tab/>At the beginning of the clip, behind the screen and Marcel's back we can see only three things: Marcel, the top of the pile of nitrate film and Shosanna's ghostly face from the nose down. The </text:span><text:soft-page-break/><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4"><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 He nods without ever blinking, accepting the symbolical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p>
      <text:p text:style-name="P4"><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p>
      <text:p text:style-name="P3"><text:span text:style-name="T1"><text:tab/>We see a close-up of Marcel's hand planted on his side holding a smoking cigarette between his </text:span><text:soft-page-break/><text:span text:style-name="T1">middle finger and thumb. The camera is at equal height with Marcel's side. As with the close-up of Marcel's face, the background is black, albeit there are some unrecognizable splotchy gray objects. This scene acts as the final “passing of the torch” scene. Marcel, in flicking the cigarette, is bringing his role in the destruction of the Nazis to an end and is leaving the rest up to the projectile cigarette. This brief scene's purpose is purely transitional. As he flicks the cigarette and it departs his hand at the center of the camera's view, a loud resonant flicking noise is heard and is held out. This is done to help ease the transition to the following scene filmed in slow-motion.</text:span></text:p>
      <text:p text:style-name="P4"><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creating a parallax effect as if the cigarette is truly flying.</text:p>
      <text:p text:style-name="P4"><text:tab/>As it is airborne, the cigarette makes light scratching noises, as it struggles to work it way past the final obstacle that stands between it and the pile of film that will be downfall of the evil Nazi leaders – that obstacle being – the very air through which it soars.</text:p>
      <text:p text:style-name="P4"><text:tab/>The flying cigarette scene is the longest in the sequence of the scenes present in the 15 second clip I selected and justly so. For this scene is the transition into the climax of the film. All the characters' plans have been made and many have died to see this moment through.</text:p>
      <text:p text:style-name="P3"><text:span text:style-name="T1"><text:tab/>Tarantino, however, does not let us get too attached to the cigarette. He abruptly ends the scene </text:span><text:soft-page-break/><text:span text:style-name="T1">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somewhat standard, however, there is a slight buzzing noise which is presumably the nitrate being consumed by the flame. This scene is very brief. At just about the time when you have received enough information about the burning film, the camera is transitioned to be above the audience, centering in on the theater screen to display one of the greatest scenes of the movie.</text:span></text:p>
      <text:p text:style-name="P4"><text:tab/>In this excellent scene, we see the screen burning, the camera positioned at level with the screen. Her face is dead center-screen, the proportions of her face to the rest of the view, interestingly, are about the same as Marcel's were in his close-up scene. Tarantino must like exposing the viewers to this personal sense of intimacy the last time we will see them in a film. We see, with red curtains on the sides, the red flame consuming Shosanna's gray-blue face as she is laughing maniacally.</text:p>
      <text:p text:style-name="P4"><text:tab/>This viewing angle of the screen has never been shown before. Earlier, when Shosanna's face appeared on the screen, we saw her, as one looking up, from the perspective of a person in the audience, as one of the Nazis. But now, in her victory, she is above the Nazis and she throws her head back and laughs as the flames consume the screen from the bottom up. She laughs, already having died and thus her projected form being rendered impervious to the flame – the Nazis are not so lucky.</text:p>
      <text:p text:style-name="P4"><text:tab/>As we are exposed to the burning screen, so are the Nazi attendees. The chaotic amalgamation of ladies' screams, the loudly burning flame and Shosanna's insane laughter growing more and more maniacal makes for a perfect accompaniment for the inferno of chaos being engendered and about to ensue. </text:p>
      <text:p text:style-name="P4"><text:soft-page-break/><text:tab/>Yet another jumping camera transition is used to move into the next shot. This shot, truly unique to the short clip, is the only shot in which the camera appears to be moving. We see the defeat stricken Hitler, staring in disbelief, the camera zooming in on him and panning from about eye-level down to his chest in a radial manner (while still focusing on his expression).</text:p>
      <text:p text:style-name="P4"/>
      <text:p text:style-name="P4"><text:tab/>From these n clips and the rest of the scene an interesting plot irony should be recognized. <text:s/>Shosanna's revenge is exacted in a parallel fashion as when, in the beginning of the film, her family was killed by BLANK's character, also know as The Jew Hunter. When The Jew Hunter comes to the house in which <text:s/>Shosanna is hiding, he puts on a front, acting as though his visit has non-hostile purposes. When <text:s/>Shosanna's family, hiding under the floor boards is not expecting it, the Jew hunter calls in his Nazi squad and they open fire on them (Shosanna barely escapes). Shosanna pretends to be sympathetic to the Nazis' aims, and she, like The Jew Hunter strikes unexpectedly.</text:p>
      <text:p text:style-name="P4"><text:tab/>In conclusion, it is clear that Tarantino enjoys constructing his plots around ironic justice. In the sixteen second clip in question, he utilizes steady cameras for all of the scenes except the one in which we see Hitler's reaction. During this heavily transitional clip, Tarantino seems to prefer jumping between shots in order to momentously continue through scenes while exposing the characters' reaction to their quickly changing surroundings. The modular use of blocks of color is also a predominant theme in this clip. A prime example of this would be the blue-gray figure of Shosanna's face being consumed by the growing orange fl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6T01:01:55</dc:date>
    <meta:editing-duration>PT6H3M3S</meta:editing-duration>
    <meta:editing-cycles>123</meta:editing-cycles>
    <meta:document-statistic meta:table-count="0" meta:image-count="0" meta:object-count="0" meta:page-count="5" meta:paragraph-count="22" meta:word-count="1749" meta:character-count="10115" meta:non-whitespace-character-count="8367"/>
  </office:meta>
</office:document-meta>
</file>